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28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3.46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84cm" svg:y="12.44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3.211cm" svg:height="5.677cm" svg:x="2.286cm" svg:y="1.689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draw:frame presentation:style-name="pr2" draw:text-style-name="P3" draw:layer="layout" svg:width="18.385cm" svg:height="2.286cm" svg:x="4.572cm" svg:y="8.382cm" presentation:class="title" presentation:user-transformed="true">
          <draw:text-box>
            <text:p text:style-name="P2"><text:span text:style-name="T1">Curso 2021-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1-25T09:48:15.666256721</dc:date>
    <meta:editing-duration>P7DT21H4M29S</meta:editing-duration>
    <meta:editing-cycles>497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